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Normal_32_3" style:data-style-name="N0">
      <style:table-cell-properties style:vertical-align="automatic" fo:background-color="transparent"/>
    </style:style>
    <style:style style:name="ce4" style:family="table-cell" style:parent-style-name="Normal_32_3" style:data-style-name="N0">
      <style:table-cell-properties style:vertical-align="automatic" fo:wrap-option="wrap" fo:background-color="transparent"/>
      <style:text-properties fo:font-size="12pt" style:font-size-asian="12pt" style:font-size-complex="12pt"/>
    </style:style>
    <style:style style:name="ce5"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6" style:family="table-cell" style:parent-style-name="Heading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7" style:family="table-cell" style:parent-style-name="Hyperlink_32_2" style:data-style-name="N0">
      <style:text-properties fo:color="#0000FF" fo:font-size="12pt" style:font-size-asian="12pt" style:font-size-complex="12pt" style:text-underline-style="solid" style:text-underline-type="single"/>
    </style:style>
    <style:style style:name="ce8" style:family="table-cell" style:parent-style-name="Normal_32_2" style:data-style-name="N0">
      <style:table-cell-properties style:vertical-align="automatic" fo:background-color="transparent"/>
    </style:style>
    <style:style style:name="ce9" style:family="table-cell" style:parent-style-name="Normal_32_2" style:data-style-name="N0">
      <style:table-cell-properties style:vertical-align="automatic" fo:background-color="transparent"/>
      <style:text-properties fo:font-size="12pt" style:font-size-asian="12pt" style:font-size-complex="12pt"/>
    </style:style>
    <style:style style:name="ce10" style:family="table-cell" style:parent-style-name="Default" style:data-style-name="N0">
      <style:table-cell-properties style:vertical-align="top" fo:background-color="transparent"/>
      <style:paragraph-properties fo:margin-left="0cm" style:writing-mode="lr"/>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13" style:family="table-cell" style:parent-style-name="Default" style:data-style-name="N0">
      <style:table-cell-properties style:vertical-align="automatic"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16" style:family="table-cell" style:parent-style-name="Comma"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17" style:family="table-cell" style:parent-style-name="Default" style:data-style-name="N36"/>
    <style:style style:name="ce18" style:family="table-cell" style:parent-style-name="Default" style:data-style-name="N0">
      <style:table-cell-properties fo:background-color="transparent"/>
    </style:style>
    <style:style style:name="ce19" style:family="table-cell" style:parent-style-name="Default" style:data-style-name="N38">
      <style:table-cell-properties fo:border="thin solid #053D5F" style:vertical-align="automatic" style:repeat-content="false"/>
      <style:paragraph-properties fo:text-align="center"/>
      <style:text-properties fo:color="#002060"/>
    </style:style>
    <style:style style:name="co1" style:family="table-column">
      <style:table-column-properties fo:break-before="auto" style:column-width="26.8022916666667cm"/>
    </style:style>
    <style:style style:name="co2" style:family="table-column">
      <style:table-column-properties fo:break-before="auto" style:column-width="1.79916666666667cm"/>
    </style:style>
    <style:style style:name="co3" style:family="table-column">
      <style:table-column-properties fo:break-before="auto" style:column-width="5.476875cm"/>
    </style:style>
    <style:style style:name="co4" style:family="table-column">
      <style:table-column-properties fo:break-before="auto" style:column-width="5.84729166666667cm"/>
    </style:style>
    <style:style style:name="co5" style:family="table-column">
      <style:table-column-properties fo:break-before="auto" style:column-width="5.3975cm"/>
    </style:style>
    <style:style style:name="co6" style:family="table-column">
      <style:table-column-properties fo:break-before="auto" style:column-width="5.23875cm"/>
    </style:style>
    <style:style style:name="co7" style:family="table-column">
      <style:table-column-properties fo:break-before="auto" style:column-width="5.68854166666667cm"/>
    </style:style>
    <style:style style:name="co8" style:family="table-column">
      <style:table-column-properties fo:break-before="auto" style:column-width="1.69333333333333cm"/>
    </style:style>
    <style:style style:name="ro1" style:family="table-row">
      <style:table-row-properties style:row-height="27pt" style:use-optimal-row-height="false" fo:break-before="auto"/>
    </style:style>
    <style:style style:name="ro2" style:family="table-row">
      <style:table-row-properties style:row-height="78.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16.9pt" style:use-optimal-row-height="false" fo:break-before="auto"/>
    </style:style>
    <style:style style:name="ro9" style:family="table-row">
      <style:table-row-properties style:row-height="85.9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9"/>
        <table:table-column table:style-name="co2" table:number-columns-repeated="16383" table:default-cell-style-name="ce9"/>
        <table:table-row table:style-name="ro1">
          <table:table-cell office:value-type="string" table:style-name="ce2">
            <text:p>Table 6100: Estimates of normalised passenger carbon dioxide equivalent emissions, Great Britain, annual data, April 2005 to March 2023</text:p>
          </table:table-cell>
          <table:table-cell table:number-columns-repeated="16383" table:style-name="ce3"/>
        </table:table-row>
        <table:table-row table:style-name="ro2">
          <table:table-cell office:value-type="string" table:style-name="ce4">
            <text:p>This spreadsheet contains a cover sheet and a data table worksheet. The data table worksheet contains data on estimates of normalised passenger carbon dioxide equivalent emissions from traction energy. Carbon dioxide equivalent is a measure covering the seven main greenhouse gases, weighting each gas based on its potential to cause global warming. The seven main greenhouse gases covered are carbon dioxide (CO2), methane (CH4), nitrous oxide (N2O), hydrofluorocarbons (HFCs), perfluorocarbons (PFCs), sulphur hexafluoride (SF6) and nitrogen trifluoride (NF3). This is published alongside Office of Rail and Road's (ORR) Rail emissions statistical release.</text:p>
          </table:table-cell>
          <table:table-cell table:number-columns-repeated="16383" table:style-name="ce3"/>
        </table:table-row>
        <table:table-row table:style-name="ro3">
          <table:table-cell office:value-type="string" table:style-name="ce5">
            <text:p><text:a xlink:href="https://dataportal.orr.gov.uk/statistics/infrastructure-and-emissions/rail-emissions/">Rail emissions data portal page (opens in new window)</text:a></text:p>
          </table:table-cell>
          <table:table-cell table:number-columns-repeated="16383" table:style-name="ce3"/>
        </table:table-row>
        <table:table-row table:style-name="ro3">
          <table:table-cell office:value-type="string" table:style-name="ce5">
            <text:p><text:a xlink:href="https://dataportal.orr.gov.uk/media/1994/rail-emissions-quality-report.pdf">Rail emissions quality and methodology report (pdf, opens in new window)</text:a></text:p>
          </table:table-cell>
          <table:table-cell table:number-columns-repeated="16383" table:style-name="ce3"/>
        </table:table-row>
        <table:table-row table:style-name="ro4">
          <table:table-cell office:value-type="string" table:style-name="ce6">
            <text:p>Publication dates</text:p>
          </table:table-cell>
          <table:table-cell table:number-columns-repeated="16383" table:style-name="ce3"/>
        </table:table-row>
        <table:table-row table:style-name="ro3">
          <table:table-cell office:value-type="string" table:style-name="ce4">
            <text:p>This data table was initially published at 09:30 on 14 November 2023</text:p>
          </table:table-cell>
          <table:table-cell table:number-columns-repeated="16383" table:style-name="ce3"/>
        </table:table-row>
        <table:table-row table:style-name="ro3">
          <table:table-cell office:value-type="string" table:style-name="ce4">
            <text:p>The next publication date is scheduled for October 2024</text:p>
          </table:table-cell>
          <table:table-cell table:number-columns-repeated="16383" table:style-name="ce3"/>
        </table:table-row>
        <table:table-row table:style-name="ro4">
          <table:table-cell office:value-type="string" table:style-name="ce6">
            <text:p>Source</text:p>
          </table:table-cell>
          <table:table-cell table:number-columns-repeated="16383" table:style-name="ce3"/>
        </table:table-row>
        <table:table-row table:style-name="ro3">
          <table:table-cell office:value-type="string" table:style-name="ce4">
            <text:p>Passenger operators; UK Government Conversion Factors for greenhouse gas reporting: Department for Energy Security and Net Zero</text:p>
          </table:table-cell>
          <table:table-cell table:number-columns-repeated="16383" table:style-name="ce3"/>
        </table:table-row>
        <table:table-row table:style-name="ro4">
          <table:table-cell office:value-type="string" table:style-name="ce6">
            <text:p>Data not available</text:p>
          </table:table-cell>
          <table:table-cell table:number-columns-repeated="16383" table:style-name="ce3"/>
        </table:table-row>
        <table:table-row table:style-name="ro5">
          <table:table-cell office:value-type="string" table:style-name="ce4">
            <text:p>Some cells are denoted as not available and are marked on the table with [x]. There is no vehicle kilometre data before April 2011. Data is also not available for April 2010 to March 2011 due to no data being collected.</text:p>
          </table:table-cell>
          <table:table-cell table:number-columns-repeated="16383" table:style-name="ce3"/>
        </table:table-row>
        <table:table-row table:style-name="ro4">
          <table:table-cell office:value-type="string" table:style-name="ce6">
            <text:p>Break in time series</text:p>
          </table:table-cell>
          <table:table-cell table:number-columns-repeated="16383" table:style-name="ce3"/>
        </table:table-row>
        <table:table-row table:style-name="ro5">
          <table:table-cell office:value-type="string" table:style-name="ce4">
            <text:p>Some cells are denoted as a break in time series and are marked on the table with [b]. There is a break in the time series after April 2011. This is due to a change in the way data was being collected.</text:p>
          </table:table-cell>
          <table:table-cell table:number-columns-repeated="16383" table:style-name="ce3"/>
        </table:table-row>
        <table:table-row table:style-name="ro4">
          <table:table-cell office:value-type="string" table:style-name="ce6">
            <text:p>Revised data</text:p>
          </table:table-cell>
          <table:table-cell table:number-columns-repeated="16383" table:style-name="ce3"/>
        </table:table-row>
        <table:table-row table:style-name="ro5">
          <table:table-cell office:value-type="string" table:style-name="ce4">
            <text:p>Any revisions are marked on the table with [r]. Data for April 2021 to March 2022 have been revised due to some operators supplying revised energy consumption data. We maintain a log containing details of all historical revisions.</text:p>
          </table:table-cell>
          <table:table-cell table:number-columns-repeated="16383" table:style-name="ce3"/>
        </table:table-row>
        <table:table-row table:style-name="ro3">
          <table:table-cell office:value-type="string" table:style-name="ce7">
            <text:p><text:a xlink:href="https://dataportal.orr.gov.uk/media/1239/stats-revision-log.ods">Revisions log (ods, opens in new window)</text:a></text:p>
          </table:table-cell>
          <table:table-cell table:number-columns-repeated="16383" table:style-name="ce8"/>
        </table:table-row>
        <table:table-row table:style-name="ro4">
          <table:table-cell office:value-type="string" table:style-name="ce6">
            <text:p>Contact details</text:p>
          </table:table-cell>
          <table:table-cell table:number-columns-repeated="16383" table:style-name="ce3"/>
        </table:table-row>
        <table:table-row table:style-name="ro3">
          <table:table-cell office:value-type="string" table:style-name="ce5">
            <text:p><text:a xlink:href="mailto:rail.stats@orr.gov.uk%20(opens%20in%20new%20window)">rail.stats@orr.gov.uk (opens in new window)</text:a></text:p>
          </table:table-cell>
          <table:table-cell table:number-columns-repeated="16383" table:style-name="ce3"/>
        </table:table-row>
        <table:table-row table:style-name="ro3">
          <table:table-cell office:value-type="string" table:style-name="ce4">
            <text:p>Media enquiries: 07856 279808</text:p>
          </table:table-cell>
          <table:table-cell table:number-columns-repeated="16383" table:style-name="ce3"/>
        </table:table-row>
        <table:table-row table:style-name="ro3">
          <table:table-cell office:value-type="string" table:style-name="ce4">
            <text:p>Responsible statistician: J Willows</text:p>
          </table:table-cell>
          <table:table-cell table:number-columns-repeated="16383" table:style-name="ce3"/>
        </table:table-row>
        <table:table-row table:number-rows-repeated="1048556" table:style-name="ro6">
          <table:table-cell table:number-columns-repeated="16384"/>
        </table:table-row>
      </table:table>
      <table:table table:name="6100_Passenger_CO2_emissions" table:style-name="ta2">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number-columns-repeated="16379" table:default-cell-style-name="ce18"/>
        <table:table-row table:style-name="ro7">
          <table:table-cell office:value-type="string" table:style-name="ce2">
            <text:p>Table 6100: Estimates of normalised passenger carbon dioxide equivalent emissions, Great Britain, annual data, April 2005 to March 2023</text:p>
          </table:table-cell>
          <table:table-cell table:number-columns-repeated="4" table:style-name="ce10"/>
          <table:table-cell table:number-columns-repeated="16379" table:style-name="ce11"/>
        </table:table-row>
        <table:table-row table:style-name="ro8">
          <table:table-cell office:value-type="string" table:style-name="ce12">
            <text:p>This worksheet contains one table. The table shows normalised passenger emissions data.</text:p>
          </table:table-cell>
          <table:table-cell table:number-columns-repeated="4" table:style-name="ce12"/>
          <table:table-cell table:number-columns-repeated="16379" table:style-name="ce11"/>
        </table:table-row>
        <table:table-row table:style-name="ro8">
          <table:table-cell office:value-type="string" table:style-name="ce12">
            <text:p>Some shorthand is used in the table, [b] = break in time series, [x] = not available, [r] = revised data</text:p>
          </table:table-cell>
          <table:table-cell table:number-columns-repeated="4" table:style-name="ce12"/>
          <table:table-cell table:number-columns-repeated="16379" table:style-name="ce11"/>
        </table:table-row>
        <table:table-row table:style-name="ro9">
          <table:table-cell office:value-type="string" table:style-name="ce13">
            <text:p>Time period</text:p>
          </table:table-cell>
          <table:table-cell office:value-type="string" table:style-name="ce14">
            <text:p>Carbon dioxide equivalent emissions from traction energy (grams per passenger kilometre)</text:p>
          </table:table-cell>
          <table:table-cell office:value-type="string" table:style-name="ce14">
            <text:p>Carbon dioxide equivalent emissions from electric traction energy<text:s/></text:p>
            <text:p>(grams per electric passenger vehicle kilometre)</text:p>
          </table:table-cell>
          <table:table-cell office:value-type="string" table:style-name="ce14">
            <text:p>Carbon dioxide equivalent emissions from diesel traction energy<text:s/></text:p>
            <text:p>(grams per diesel passenger vehicle kilometre)</text:p>
          </table:table-cell>
          <table:table-cell office:value-type="string" table:style-name="ce14">
            <text:p>Carbon dioxide equivalent emissions from traction energy (grams per total passenger vehicle kilometre)</text:p>
          </table:table-cell>
          <table:table-cell office:value-type="string" table:style-name="ce1">
            <text:p>Column1</text:p>
          </table:table-cell>
          <table:table-cell table:number-columns-repeated="16378" table:style-name="ce1"/>
        </table:table-row>
        <table:table-row table:style-name="ro3">
          <table:table-cell office:value-type="string" table:style-name="ce15">
            <text:p>Apr 2005 to Mar 2006</text:p>
          </table:table-cell>
          <table:table-cell office:value-type="float" office:value="61.4455842394675" table:style-name="ce16">
            <text:p><text:s/>61.4<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6" table:style-name="ce1"/>
          <table:table-cell office:value-type="string" table:style-name="ce1">
            <text:p>Electricty</text:p>
          </table:table-cell>
          <table:table-cell office:value-type="float" office:value="4189" table:style-name="ce1">
            <text:p>4189</text:p>
          </table:table-cell>
          <table:table-cell office:value-type="string" table:style-name="ce1">
            <text:p>Million KWh</text:p>
          </table:table-cell>
          <table:table-cell table:number-columns-repeated="16370" table:style-name="ce1"/>
        </table:table-row>
        <table:table-row table:style-name="ro3">
          <table:table-cell office:value-type="string" table:style-name="ce15">
            <text:p>Apr 2006 to Mar 2007</text:p>
          </table:table-cell>
          <table:table-cell office:value-type="float" office:value="58.066397424765498" table:style-name="ce16">
            <text:p><text:s/>58.1<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6" table:style-name="ce1"/>
          <table:table-cell office:value-type="string" table:style-name="ce1">
            <text:p>Diesel</text:p>
          </table:table-cell>
          <table:table-cell office:value-type="float" office:value="476" table:style-name="ce1">
            <text:p>476</text:p>
          </table:table-cell>
          <table:table-cell office:value-type="string" table:style-name="ce1">
            <text:p>Million Litres</text:p>
          </table:table-cell>
          <table:table-cell table:number-columns-repeated="16370" table:style-name="ce1"/>
        </table:table-row>
        <table:table-row table:style-name="ro3">
          <table:table-cell office:value-type="string" table:style-name="ce15">
            <text:p>Apr 2007 to Mar 2008</text:p>
          </table:table-cell>
          <table:table-cell office:value-type="float" office:value="55.169660293731098" table:style-name="ce16">
            <text:p><text:s/>55.2<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6" table:style-name="ce1"/>
          <table:table-cell office:value-type="string" table:style-name="ce1">
            <text:p>Diesel</text:p>
          </table:table-cell>
          <table:table-cell office:value-type="float" office:value="4760" table:style-name="ce1">
            <text:p>4760</text:p>
          </table:table-cell>
          <table:table-cell office:value-type="string" table:style-name="ce1">
            <text:p>Million kwh</text:p>
          </table:table-cell>
          <table:table-cell table:number-columns-repeated="16370" table:style-name="ce1"/>
        </table:table-row>
        <table:table-row table:style-name="ro3">
          <table:table-cell office:value-type="string" table:style-name="ce15">
            <text:p>Apr 2008 to Mar 2009</text:p>
          </table:table-cell>
          <table:table-cell office:value-type="float" office:value="53.759474323736796" table:style-name="ce16">
            <text:p><text:s/>53.8<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6" table:style-name="ce1"/>
          <table:table-cell office:value-type="string" table:style-name="ce1">
            <text:p>All</text:p>
          </table:table-cell>
          <table:table-cell office:value-type="float" office:value="8949" table:formula="of:=SUM([.M5];[.M7])" table:style-name="ce1">
            <text:p>8949</text:p>
          </table:table-cell>
          <table:table-cell office:value-type="string" table:style-name="ce1">
            <text:p>Million kwh</text:p>
          </table:table-cell>
          <table:table-cell table:number-columns-repeated="16370" table:style-name="ce1"/>
        </table:table-row>
        <table:table-row table:style-name="ro3">
          <table:table-cell office:value-type="string" table:style-name="ce15">
            <text:p>Apr 2009 to Mar 2010</text:p>
          </table:table-cell>
          <table:table-cell office:value-type="float" office:value="55.013749261754398" table:style-name="ce16">
            <text:p><text:s/>55.0<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6" table:style-name="ce1"/>
          <table:table-cell office:value-type="string" table:style-name="ce1">
            <text:p>Train km</text:p>
          </table:table-cell>
          <table:table-cell office:value-type="float" office:value="550.79999999999995" table:style-name="ce1">
            <text:p>550.8</text:p>
          </table:table-cell>
          <table:table-cell office:value-type="string" table:style-name="ce1">
            <text:p>million km</text:p>
          </table:table-cell>
          <table:table-cell table:number-columns-repeated="16370" table:style-name="ce1"/>
        </table:table-row>
        <table:table-row table:style-name="ro3">
          <table:table-cell office:value-type="string" table:style-name="ce15">
            <text:p>Apr 2010 to Mar 201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7" table:style-name="ce1"/>
          <table:table-cell office:value-type="float" office:value="16.247276688453159" table:formula="of:=[.M8]/[.M9]" table:style-name="ce1">
            <text:p>16.24727669</text:p>
          </table:table-cell>
          <table:table-cell office:value-type="string" table:style-name="ce1">
            <text:p>kwh per vehicle km</text:p>
          </table:table-cell>
          <table:table-cell table:number-columns-repeated="16370" table:style-name="ce1"/>
        </table:table-row>
        <table:table-row table:style-name="ro3">
          <table:table-cell office:value-type="string" table:style-name="ce15">
            <text:p>Apr 2011 to Mar 2012 [b]</text:p>
          </table:table-cell>
          <table:table-cell office:value-type="float" office:value="48.326125086549297" table:style-name="ce16">
            <text:p><text:s/>48.3<text:s/></text:p>
          </table:table-cell>
          <table:table-cell office:value-type="float" office:value="843.37" table:style-name="ce16">
            <text:p><text:s/>843.4<text:s/></text:p>
          </table:table-cell>
          <table:table-cell office:value-type="float" office:value="1278.23" table:style-name="ce16">
            <text:p><text:s/>1,278.2<text:s/></text:p>
          </table:table-cell>
          <table:table-cell office:value-type="float" office:value="1003.47" table:style-name="ce16">
            <text:p><text:s/>1,003.5<text:s/></text:p>
          </table:table-cell>
          <table:table-cell table:style-name="ce1"/>
          <table:table-cell office:value-type="float" office:value="6.97" table:formula="of:=['6100_Passenger_CO2_emissions'.$C11]/121" table:style-name="ce17">
            <text:p><text:s/>7.0<text:s/></text:p>
          </table:table-cell>
          <table:table-cell office:value-type="float" office:value="10.563884297520662" table:formula="of:=['6100_Passenger_CO2_emissions'.$D11]/121" table:style-name="ce17">
            <text:p><text:s/>10.6<text:s/></text:p>
          </table:table-cell>
          <table:table-cell table:number-columns-repeated="3" table:style-name="ce1"/>
          <table:table-cell office:value-type="string" table:style-name="ce1">
            <text:p>pas km</text:p>
          </table:table-cell>
          <table:table-cell office:value-type="float" office:value="66.8" table:style-name="ce1">
            <text:p>66.8</text:p>
          </table:table-cell>
          <table:table-cell office:value-type="string" table:style-name="ce1">
            <text:p>billion km</text:p>
          </table:table-cell>
          <table:table-cell table:number-columns-repeated="16370" table:style-name="ce1"/>
        </table:table-row>
        <table:table-row table:style-name="ro3">
          <table:table-cell office:value-type="string" table:style-name="ce15">
            <text:p>Apr 2012 to Mar 2013</text:p>
          </table:table-cell>
          <table:table-cell office:value-type="float" office:value="49.847051026298502" table:style-name="ce16">
            <text:p><text:s/>49.8<text:s/></text:p>
          </table:table-cell>
          <table:table-cell office:value-type="float" office:value="823.62" table:style-name="ce16">
            <text:p><text:s/>823.6<text:s/></text:p>
          </table:table-cell>
          <table:table-cell office:value-type="float" office:value="1402.52" table:style-name="ce16">
            <text:p><text:s/>1,402.5<text:s/></text:p>
          </table:table-cell>
          <table:table-cell office:value-type="float" office:value="1033.0899999999999" table:style-name="ce16">
            <text:p><text:s/>1,033.1<text:s/></text:p>
          </table:table-cell>
          <table:table-cell table:style-name="ce1"/>
          <table:table-cell office:value-type="float" office:value="6.806776859504132" table:formula="of:=['6100_Passenger_CO2_emissions'.$C12]/121" table:style-name="ce17">
            <text:p><text:s/>6.8<text:s/></text:p>
          </table:table-cell>
          <table:table-cell office:value-type="float" office:value="11.591074380165288" table:formula="of:=['6100_Passenger_CO2_emissions'.$D12]/121" table:style-name="ce17">
            <text:p><text:s/>11.6<text:s/></text:p>
          </table:table-cell>
          <table:table-cell table:number-columns-repeated="4" table:style-name="ce1"/>
          <table:table-cell office:value-type="float" office:value="121.27814088598403" table:formula="of:=[.M11]*1000/[.M9]" table:style-name="ce1">
            <text:p>121.2781409</text:p>
          </table:table-cell>
          <table:table-cell office:value-type="string" table:style-name="ce1">
            <text:p>pass per vehicle km</text:p>
          </table:table-cell>
          <table:table-cell table:number-columns-repeated="16370" table:style-name="ce1"/>
        </table:table-row>
        <table:table-row table:style-name="ro3">
          <table:table-cell office:value-type="string" table:style-name="ce15">
            <text:p>Apr 2013 to Mar 2014</text:p>
          </table:table-cell>
          <table:table-cell office:value-type="float" office:value="47.259137911792401" table:style-name="ce16">
            <text:p><text:s/>47.3<text:s/></text:p>
          </table:table-cell>
          <table:table-cell office:value-type="float" office:value="790.63" table:style-name="ce16">
            <text:p><text:s/>790.6<text:s/></text:p>
          </table:table-cell>
          <table:table-cell office:value-type="float" office:value="1357.19" table:style-name="ce16">
            <text:p><text:s/>1,357.2<text:s/></text:p>
          </table:table-cell>
          <table:table-cell office:value-type="float" office:value="994.5" table:style-name="ce16">
            <text:p><text:s/>994.5<text:s/></text:p>
          </table:table-cell>
          <table:table-cell table:style-name="ce1"/>
          <table:table-cell office:value-type="float" office:value="6.5341322314049588" table:formula="of:=['6100_Passenger_CO2_emissions'.$C13]/121" table:style-name="ce17">
            <text:p><text:s/>6.5<text:s/></text:p>
          </table:table-cell>
          <table:table-cell office:value-type="float" office:value="11.216446280991736" table:formula="of:=['6100_Passenger_CO2_emissions'.$D13]/121" table:style-name="ce17">
            <text:p><text:s/>11.2<text:s/></text:p>
          </table:table-cell>
          <table:table-cell table:number-columns-repeated="4" table:style-name="ce1"/>
          <table:table-cell office:value-type="float" office:value="0.13396706586826346" table:formula="of:=[.M10]/[.M12]" table:style-name="ce1">
            <text:p>0.133967066</text:p>
          </table:table-cell>
          <table:table-cell office:value-type="string" table:style-name="ce1">
            <text:p>kwh per pass km</text:p>
          </table:table-cell>
          <table:table-cell table:number-columns-repeated="16370" table:style-name="ce1"/>
        </table:table-row>
        <table:table-row table:style-name="ro3">
          <table:table-cell office:value-type="string" table:style-name="ce15">
            <text:p>Apr 2014 to Mar 2015</text:p>
          </table:table-cell>
          <table:table-cell office:value-type="float" office:value="48.482365193973202" table:style-name="ce16">
            <text:p><text:s/>48.5<text:s/></text:p>
          </table:table-cell>
          <table:table-cell office:value-type="float" office:value="860.78" table:style-name="ce16">
            <text:p><text:s/>860.8<text:s/></text:p>
          </table:table-cell>
          <table:table-cell office:value-type="float" office:value="1372.85" table:style-name="ce16">
            <text:p><text:s/>1,372.9<text:s/></text:p>
          </table:table-cell>
          <table:table-cell office:value-type="float" office:value="1042.71" table:style-name="ce16">
            <text:p><text:s/>1,042.7<text:s/></text:p>
          </table:table-cell>
          <table:table-cell table:style-name="ce1"/>
          <table:table-cell office:value-type="float" office:value="7.1138842975206611" table:formula="of:=['6100_Passenger_CO2_emissions'.$C14]/121" table:style-name="ce17">
            <text:p><text:s/>7.1<text:s/></text:p>
          </table:table-cell>
          <table:table-cell office:value-type="float" office:value="11.34586776859504" table:formula="of:=['6100_Passenger_CO2_emissions'.$D14]/121" table:style-name="ce17">
            <text:p><text:s/>11.3<text:s/></text:p>
          </table:table-cell>
          <table:table-cell table:number-columns-repeated="16376" table:style-name="ce1"/>
        </table:table-row>
        <table:table-row table:style-name="ro3">
          <table:table-cell office:value-type="string" table:style-name="ce15">
            <text:p>Apr 2015 to Mar 2016</text:p>
          </table:table-cell>
          <table:table-cell office:value-type="float" office:value="46.362512536008502" table:style-name="ce16">
            <text:p><text:s/>46.4<text:s/></text:p>
          </table:table-cell>
          <table:table-cell office:value-type="float" office:value="813.11" table:style-name="ce16">
            <text:p><text:s/>813.1<text:s/></text:p>
          </table:table-cell>
          <table:table-cell office:value-type="float" office:value="1349.78" table:style-name="ce16">
            <text:p><text:s/>1,349.8<text:s/></text:p>
          </table:table-cell>
          <table:table-cell office:value-type="float" office:value="1001.55" table:style-name="ce16">
            <text:p><text:s/>1,001.6<text:s/></text:p>
          </table:table-cell>
          <table:table-cell table:style-name="ce1"/>
          <table:table-cell office:value-type="float" office:value="6.7199173553719014" table:formula="of:=['6100_Passenger_CO2_emissions'.$C15]/121" table:style-name="ce17">
            <text:p><text:s/>6.7<text:s/></text:p>
          </table:table-cell>
          <table:table-cell office:value-type="float" office:value="11.155206611570248" table:formula="of:=['6100_Passenger_CO2_emissions'.$D15]/121" table:style-name="ce17">
            <text:p><text:s/>11.2<text:s/></text:p>
          </table:table-cell>
          <table:table-cell table:number-columns-repeated="4" table:style-name="ce1"/>
          <table:table-cell office:value-type="float" office:value="0.26938999999999996" table:style-name="ce19">
            <text:p><text:s text:c="2"/>0.27</text:p>
          </table:table-cell>
          <table:table-cell office:value-type="string" table:style-name="ce1">
            <text:p>kgco2 per l desisle</text:p>
          </table:table-cell>
          <table:table-cell table:number-columns-repeated="16370" table:style-name="ce1"/>
        </table:table-row>
        <table:table-row table:style-name="ro3">
          <table:table-cell office:value-type="string" table:style-name="ce15">
            <text:p>Apr 2016 to Mar 2017</text:p>
          </table:table-cell>
          <table:table-cell office:value-type="float" office:value="43.870601765783199" table:style-name="ce16">
            <text:p><text:s/>43.9<text:s/></text:p>
          </table:table-cell>
          <table:table-cell office:value-type="float" office:value="730.99" table:style-name="ce16">
            <text:p><text:s/>731.0<text:s/></text:p>
          </table:table-cell>
          <table:table-cell office:value-type="float" office:value="1365.5" table:style-name="ce16">
            <text:p><text:s/>1,365.5<text:s/></text:p>
          </table:table-cell>
          <table:table-cell office:value-type="float" office:value="953.51" table:style-name="ce16">
            <text:p><text:s/>953.5<text:s/></text:p>
          </table:table-cell>
          <table:table-cell table:style-name="ce1"/>
          <table:table-cell office:value-type="float" office:value="6.041239669421488" table:formula="of:=['6100_Passenger_CO2_emissions'.$C16]/121" table:style-name="ce17">
            <text:p><text:s/>6.0<text:s/></text:p>
          </table:table-cell>
          <table:table-cell office:value-type="float" office:value="11.285123966942148" table:formula="of:=['6100_Passenger_CO2_emissions'.$D16]/121" table:style-name="ce17">
            <text:p><text:s/>11.3<text:s/></text:p>
          </table:table-cell>
          <table:table-cell table:number-columns-repeated="4" table:style-name="ce1"/>
          <table:table-cell office:value-type="float" office:value="3.6089387874251491E-2" table:formula="of:=[.M13]*[.M15]" table:style-name="ce1">
            <text:p>0.036089388</text:p>
          </table:table-cell>
          <table:table-cell office:value-type="string" table:style-name="ce1">
            <text:p>kgco2e per desiel passkm</text:p>
          </table:table-cell>
          <table:table-cell table:number-columns-repeated="16370" table:style-name="ce1"/>
        </table:table-row>
        <table:table-row table:style-name="ro3">
          <table:table-cell office:value-type="string" table:style-name="ce15">
            <text:p>Apr 2017 to Mar 2018</text:p>
          </table:table-cell>
          <table:table-cell office:value-type="float" office:value="40.832529227750001" table:style-name="ce16">
            <text:p><text:s/>40.8<text:s/></text:p>
          </table:table-cell>
          <table:table-cell office:value-type="float" office:value="628.23" table:style-name="ce16">
            <text:p><text:s/>628.2<text:s/></text:p>
          </table:table-cell>
          <table:table-cell office:value-type="float" office:value="1369.83" table:style-name="ce16">
            <text:p><text:s/>1,369.8<text:s/></text:p>
          </table:table-cell>
          <table:table-cell office:value-type="float" office:value="880.75" table:style-name="ce16">
            <text:p><text:s/>880.8<text:s/></text:p>
          </table:table-cell>
          <table:table-cell table:style-name="ce1"/>
          <table:table-cell office:value-type="float" office:value="5.19198347107438" table:formula="of:=['6100_Passenger_CO2_emissions'.$C17]/121" table:style-name="ce17">
            <text:p><text:s/>5.2<text:s/></text:p>
          </table:table-cell>
          <table:table-cell office:value-type="float" office:value="11.32090909090909" table:formula="of:=['6100_Passenger_CO2_emissions'.$D17]/121" table:style-name="ce17">
            <text:p><text:s/>11.3<text:s/></text:p>
          </table:table-cell>
          <table:table-cell table:number-columns-repeated="16376" table:style-name="ce1"/>
        </table:table-row>
        <table:table-row table:style-name="ro3">
          <table:table-cell office:value-type="string" table:style-name="ce15">
            <text:p>Apr 2018 to Mar 2019</text:p>
          </table:table-cell>
          <table:table-cell office:value-type="float" office:value="36.662039154195597" table:style-name="ce16">
            <text:p><text:s/>36.7<text:s/></text:p>
          </table:table-cell>
          <table:table-cell office:value-type="float" office:value="506.83" table:style-name="ce16">
            <text:p><text:s/>506.8<text:s/></text:p>
          </table:table-cell>
          <table:table-cell office:value-type="float" office:value="1376.73" table:style-name="ce16">
            <text:p><text:s/>1,376.7<text:s/></text:p>
          </table:table-cell>
          <table:table-cell office:value-type="float" office:value="776.43" table:style-name="ce16">
            <text:p><text:s/>776.4<text:s/></text:p>
          </table:table-cell>
          <table:table-cell table:style-name="ce1"/>
          <table:table-cell office:value-type="float" office:value="4.1886776859504131" table:formula="of:=['6100_Passenger_CO2_emissions'.$C18]/121" table:style-name="ce17">
            <text:p><text:s/>4.2<text:s/></text:p>
          </table:table-cell>
          <table:table-cell office:value-type="float" office:value="11.377933884297521" table:formula="of:=['6100_Passenger_CO2_emissions'.$D18]/121" table:style-name="ce17">
            <text:p><text:s/>11.4<text:s/></text:p>
          </table:table-cell>
          <table:table-cell table:number-columns-repeated="16376" table:style-name="ce1"/>
        </table:table-row>
        <table:table-row table:style-name="ro3">
          <table:table-cell office:value-type="string" table:style-name="ce15">
            <text:p>Apr 2019 to Mar 2020</text:p>
          </table:table-cell>
          <table:table-cell office:value-type="float" office:value="35.177967242520097" table:style-name="ce16">
            <text:p><text:s/>35.2<text:s/></text:p>
          </table:table-cell>
          <table:table-cell office:value-type="float" office:value="442.38" table:style-name="ce16">
            <text:p><text:s/>442.4<text:s/></text:p>
          </table:table-cell>
          <table:table-cell office:value-type="float" office:value="1381.79" table:style-name="ce16">
            <text:p><text:s/>1,381.8<text:s/></text:p>
          </table:table-cell>
          <table:table-cell office:value-type="float" office:value="704.4" table:style-name="ce16">
            <text:p><text:s/>704.4<text:s/></text:p>
          </table:table-cell>
          <table:table-cell table:style-name="ce1"/>
          <table:table-cell office:value-type="float" office:value="3.6560330578512397" table:formula="of:=['6100_Passenger_CO2_emissions'.$C19]/121" table:style-name="ce17">
            <text:p><text:s/>3.7<text:s/></text:p>
          </table:table-cell>
          <table:table-cell office:value-type="float" office:value="11.419752066115702" table:formula="of:=['6100_Passenger_CO2_emissions'.$D19]/121" table:style-name="ce17">
            <text:p><text:s/>11.4<text:s/></text:p>
          </table:table-cell>
          <table:table-cell table:number-columns-repeated="16376" table:style-name="ce1"/>
        </table:table-row>
        <table:table-row table:style-name="ro3">
          <table:table-cell office:value-type="string" table:style-name="ce15">
            <text:p>Apr 2020 to Mar 2021</text:p>
          </table:table-cell>
          <table:table-cell office:value-type="float" office:value="146.51095835507499" table:style-name="ce16">
            <text:p><text:s/>146.5<text:s/></text:p>
          </table:table-cell>
          <table:table-cell office:value-type="float" office:value="425.18" table:style-name="ce16">
            <text:p><text:s/>425.2<text:s/></text:p>
          </table:table-cell>
          <table:table-cell office:value-type="float" office:value="1422.13" table:style-name="ce16">
            <text:p><text:s/>1,422.1<text:s/></text:p>
          </table:table-cell>
          <table:table-cell office:value-type="float" office:value="676.05" table:style-name="ce16">
            <text:p><text:s/>676.1<text:s/></text:p>
          </table:table-cell>
          <table:table-cell table:style-name="ce1"/>
          <table:table-cell office:value-type="float" office:value="3.513884297520661" table:formula="of:=['6100_Passenger_CO2_emissions'.$C20]/121" table:style-name="ce17">
            <text:p><text:s/>3.5<text:s/></text:p>
          </table:table-cell>
          <table:table-cell office:value-type="float" office:value="11.75314049586777" table:formula="of:=['6100_Passenger_CO2_emissions'.$D20]/121" table:style-name="ce17">
            <text:p><text:s/>11.8<text:s/></text:p>
          </table:table-cell>
          <table:table-cell table:number-columns-repeated="16376" table:style-name="ce1"/>
        </table:table-row>
        <table:table-row table:style-name="ro3">
          <table:table-cell office:value-type="string" table:style-name="ce15">
            <text:p>Apr 2021 to Mar 2022 [r]</text:p>
          </table:table-cell>
          <table:table-cell office:value-type="float" office:value="47.6666527104232" table:style-name="ce16">
            <text:p><text:s/>47.7<text:s/></text:p>
          </table:table-cell>
          <table:table-cell office:value-type="float" office:value="362.54162713058503" table:style-name="ce16">
            <text:p><text:s/>362.5<text:s/></text:p>
          </table:table-cell>
          <table:table-cell office:value-type="float" office:value="1396.8269508226399" table:style-name="ce16">
            <text:p><text:s/>1,396.8<text:s/></text:p>
          </table:table-cell>
          <table:table-cell office:value-type="float" office:value="631.70505923983296" table:style-name="ce16">
            <text:p><text:s/>631.7<text:s/></text:p>
          </table:table-cell>
          <table:table-cell table:style-name="ce1"/>
          <table:table-cell office:value-type="float" office:value="2.9962117944676447" table:formula="of:=['6100_Passenger_CO2_emissions'.$C21]/121" table:style-name="ce17">
            <text:p><text:s/>3.0<text:s/></text:p>
          </table:table-cell>
          <table:table-cell office:value-type="float" office:value="11.544024386963967" table:formula="of:=['6100_Passenger_CO2_emissions'.$D21]/121" table:style-name="ce17">
            <text:p><text:s/>11.5<text:s/></text:p>
          </table:table-cell>
          <table:table-cell table:number-columns-repeated="16376" table:style-name="ce1"/>
        </table:table-row>
        <table:table-row table:style-name="ro3">
          <table:table-cell office:value-type="string" table:style-name="ce15">
            <text:p>Apr 2022 to Mar 2023</text:p>
          </table:table-cell>
          <table:table-cell office:value-type="float" office:value="32.973225047176001" table:style-name="ce16">
            <text:p><text:s/>33.0<text:s/></text:p>
          </table:table-cell>
          <table:table-cell office:value-type="float" office:value="333.63522586645502" table:style-name="ce16">
            <text:p><text:s/>333.6<text:s/></text:p>
          </table:table-cell>
          <table:table-cell office:value-type="float" office:value="1436.20384517346" table:style-name="ce16">
            <text:p><text:s/>1,436.2<text:s/></text:p>
          </table:table-cell>
          <table:table-cell office:value-type="float" office:value="615.88993235641897" table:style-name="ce16">
            <text:p><text:s/>615.9<text:s/></text:p>
          </table:table-cell>
          <table:table-cell table:style-name="ce1"/>
          <table:table-cell office:value-type="float" office:value="2.7573159162516943" table:formula="of:=['6100_Passenger_CO2_emissions'.$C22]/121" table:style-name="ce17">
            <text:p><text:s/>2.8<text:s/></text:p>
          </table:table-cell>
          <table:table-cell office:value-type="float" office:value="11.869453265896363" table:formula="of:=['6100_Passenger_CO2_emissions'.$D22]/121" table:style-name="ce17">
            <text:p><text:s/>11.9<text:s/></text:p>
          </table:table-cell>
          <table:table-cell table:number-columns-repeated="16376" table:style-name="ce1"/>
        </table:table-row>
        <table:table-row table:style-name="ro10">
          <table:table-cell table:number-columns-repeated="6" table:style-name="ce18"/>
          <table:table-cell table:style-name="ce17"/>
          <table:table-cell table:number-columns-repeated="16377" table:style-name="ce18"/>
        </table:table-row>
        <table:table-row table:number-rows-repeated="1048553" table:style-name="ro11">
          <table:table-cell table:number-columns-repeated="16384"/>
        </table:table-row>
      </table:table>
      <table:database-ranges>
        <table:database-range table:target-range-address="6100_Passenger_CO2_emissions.A4:6100_Passenger_CO2_emissions.F22" table:name="table_6100_estimates_of_normalised_passenger_carbon_dioxide_equivalent_emission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36P0">
      <number:text> </number:text>
      <number:fill-character> </number:fill-character>
      <number:number number:decimal-places="1" number:min-decimal-places="1" number:min-integer-digits="1" number:grouping="true"/>
      <number:text> </number:text>
    </number:number-style>
    <number:number-style style:name="N36P1">
      <number:text>-</number:text>
      <number:fill-character> </number:fill-character>
      <number:number number:decimal-places="1" number:min-decimal-places="1" number:min-integer-digits="1" number:grouping="true"/>
      <number:text> </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2" number:min-decimal-places="2"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Comma" style:family="table-cell" style:data-style-name="N37"/>
    <style:style style:name="Heading_32_1" style:display-name="Heading 1"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eading_32_2_32_2" style:display-name="Heading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Table 6100: Estimates of normalised passenger carbon dioxide equivalent emissions, Great Britain, annual data, April 2005 to March 2023</dc:title>
    <meta:initial-creator>Office of Rail and Road</meta:initial-creator>
    <dc:creator>Malcolm Morgan</dc:creator>
    <meta:creation-date>2023-11-03T10:44:53Z</meta:creation-date>
    <dc:date>2024-08-09T22:53:09Z</dc:date>
    <meta:editing-duration>PT0S</meta:editing-duration>
    <meta:document-statistic meta:page-count="0" meta:paragraph-count="0" meta:word-count="0" meta:character-count="0" meta:row-count="0" meta:non-whitespace-character-count="0"/>
  </office:meta>
</office:document-meta>
</file>